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7C06F405.png"/>
  <manifest:file-entry manifest:media-type="image/png" manifest:full-path="Pictures/10000201000001000000010018CEA15C.png"/>
  <manifest:file-entry manifest:media-type="image/png" manifest:full-path="Pictures/1000020100000100000001004950866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normal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6pt" fo:font-weight="normal" style:font-size-asian="5.25pt" style:font-weight-asian="normal" style:font-size-complex="6pt" style:font-weight-complex="normal"/>
    </style:style>
    <style:style style:name="P9" style:family="paragraph" style:parent-style-name="Standard">
      <style:text-properties fo:font-size="6pt" style:font-size-asian="5.25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6pt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P11" style:family="paragraph" style:parent-style-name="Standard">
      <style:text-properties fo:font-size="15pt" style:font-size-asian="13.1000003814697pt" style:font-size-complex="15pt"/>
    </style:style>
    <style:style style:name="P12" style:family="paragraph" style:parent-style-name="Standard">
      <style:text-properties fo:font-size="15pt" style:font-size-asian="15pt" style:font-size-complex="15pt"/>
    </style:style>
    <style:style style:name="P13" style:family="paragraph" style:parent-style-name="Standard">
      <style:text-properties fo:font-size="6pt" style:font-size-asian="6pt" style:font-size-complex="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width="3.441cm" svg:height="3.427cm" draw:z-index="0"><draw:image xlink:href="Pictures/1000020100000100000001007C06F405.png" xlink:type="simple" xlink:show="embed" xlink:actuate="onLoad"/></draw:frame><text:span text:style-name="T1">Projet SuPer – LSBB</text:span> </text:p>
      <text:p text:style-name="P1"/>
      <text:p text:style-name="P7">Intervention sur site</text:p>
      <text:p text:style-name="P4">PARAMETRAGE</text:p>
      <text:p text:style-name="P4"/>
      <text:p text:style-name="P4"/>
      <text:p text:style-name="P4"/>
      <text:p text:style-name="P5">Paramétrage Lecteur RFID :</text:p>
      <text:p text:style-name="P3"/>
      <text:p text:style-name="P3"><text:span text:style-name="T2">1.</text:span> Régler une adresse IP Statique au serveur (192.168.0.1 /24)</text:p>
      <text:p text:style-name="P3"/>
      <text:p text:style-name="P3"><text:span text:style-name="T2">2.</text:span> Se connecter à l'aide d'une interface web à la configuration du lecteur, taper l'adresse 192.168.0.51 ou 192.168.0.53 dans un navigateur web.</text:p>
      <text:p text:style-name="P8"><draw:frame draw:style-name="fr2" draw:name="images2" text:anchor-type="paragraph" svg:x="-0.072cm" svg:y="0.106cm" svg:width="0.663cm" svg:height="0.721cm" draw:z-index="1"><draw:image xlink:href="Pictures/10000201000001000000010049508660.png" xlink:type="simple" xlink:show="embed" xlink:actuate="onLoad"/></draw:frame></text:p>
      <text:p text:style-name="P1"><text:s/>Ne pas mettre de mot de passe.</text:p>
      <text:p text:style-name="P1"/>
      <text:p text:style-name="P1"/>
      <text:p text:style-name="P1"><text:span text:style-name="T2">3.</text:span> Régler l'adresse IP du lecteur (ainsi que le masque et la passerelle (si besoin))</text:p>
      <text:p text:style-name="P1">Pour cela, aller dans → Network</text:p>
      <text:p text:style-name="P1"/>
      <text:p text:style-name="P1"><text:span text:style-name="T2">4.</text:span> Régler l'adresse du serveur (destinataire) ainsi que les ports du lecteur et du serveur.</text:p>
      <text:p text:style-name="P1">Pour cela, aller dans → Channel 1 → Connection → « Endpoint Configuration » → Local port / Remote port / Remote host</text:p>
      <text:p text:style-name="P1"/>
      <text:p text:style-name="P1"><text:span text:style-name="T2">5.</text:span> Depuis l'ordinateur (serveur) se connecter à un client Telnet pour configurer l'identifiant du lecteur.</text:p>
      <text:p text:style-name="P1">Pour cela, faire en ligne de commande « telnet 192.168.0.51 10001 »</text:p>
      <text:p text:style-name="P1">Puis taper « [190201] » avant 01 maintenant 02</text:p>
      <text:p text:style-name="P9"><draw:frame draw:style-name="fr2" draw:name="images3" text:anchor-type="paragraph" svg:x="-0.072cm" svg:y="0.106cm" svg:width="0.663cm" svg:height="0.721cm" draw:z-index="2"><draw:image xlink:href="Pictures/10000201000001000000010049508660.png" xlink:type="simple" xlink:show="embed" xlink:actuate="onLoad"/></draw:frame></text:p>
      <text:p text:style-name="P1"><text:s/>Penser à installer un client Telnet (PuTTY par exemple)</text:p>
      <text:p text:style-name="P9"><draw:frame draw:style-name="fr2" draw:name="images4" text:anchor-type="paragraph" svg:x="-0.072cm" svg:y="0.106cm" svg:width="0.663cm" svg:height="0.721cm" draw:z-index="3"><draw:image xlink:href="Pictures/10000201000001000000010049508660.png" xlink:type="simple" xlink:show="embed" xlink:actuate="onLoad"/></draw:frame></text:p>
      <text:p text:style-name="P1"><text:s/>Penser à enlever le firewall Windows (protection des ports entrant et sortant)</text:p>
      <text:p text:style-name="P1"/>
      <text:p text:style-name="P9"><draw:frame draw:style-name="fr2" draw:name="images5" text:anchor-type="paragraph" svg:x="-0.072cm" svg:y="0.053cm" svg:width="0.637cm" svg:height="0.732cm" draw:z-index="4"><draw:image xlink:href="Pictures/10000201000001000000010018CEA15C.png" xlink:type="simple" xlink:show="embed" xlink:actuate="onLoad"/></draw:frame></text:p>
      <text:p text:style-name="P1"><text:s/>Pour déterminer l’identifiant d’un lecteur inconnu, envoyer [090000]</text:p>
      <text:p text:style-name="P9"><draw:frame draw:style-name="fr2" draw:name="images6" text:anchor-type="paragraph" svg:x="-0.072cm" svg:y="0.053cm" svg:width="0.637cm" svg:height="0.732cm" draw:z-index="5"><draw:image xlink:href="Pictures/10000201000001000000010018CEA15C.png" xlink:type="simple" xlink:show="embed" xlink:actuate="onLoad"/></draw:frame></text:p>
      <text:p text:style-name="P1"><text:s/>Il est possible de faire Telnet avec le port 9999, cela permet de configurer le lecteur en mode textuel (identique à l'interface web -certes simplifiée-)</text:p>
      <text:p text:style-name="P13"><draw:frame draw:style-name="fr2" draw:name="images10" text:anchor-type="paragraph" svg:x="-0.072cm" svg:y="0.053cm" svg:width="0.637cm" svg:height="0.732cm" draw:z-index="9"><draw:image xlink:href="Pictures/10000201000001000000010018CEA15C.png" xlink:type="simple" xlink:show="embed" xlink:actuate="onLoad"/></draw:frame></text:p>
      <text:p text:style-name="P12"><text:s/>Pour quitter Telnet, faire (sur Windows) « CTRL+$ »</text:p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3" draw:name="images8" text:anchor-type="paragraph" svg:width="3.441cm" svg:height="3.427cm" draw:z-index="6"><draw:image xlink:href="Pictures/1000020100000100000001007C06F405.png" xlink:type="simple" xlink:show="embed" xlink:actuate="onLoad"/></draw:frame><text:span text:style-name="T1">Projet SuPer – LSBB</text:span> </text:p>
      <text:p text:style-name="P1"/>
      <text:p text:style-name="P7">Intervention sur site</text:p>
      <text:p text:style-name="P4">PARAMETRAGE</text:p>
      <text:p text:style-name="P4"/>
      <text:p text:style-name="P4"/>
      <text:p text:style-name="P4"/>
      <text:p text:style-name="P5">Paramétrage Badge RFID :</text:p>
      <text:p text:style-name="P3"/>
      <text:p text:style-name="P3"><text:span text:style-name="T2">1.</text:span> Il faut connecter le programmateur via USB. Télécharger le pilote sur <text:span text:style-name="T3">ela.fr</text:span><text:span text:style-name="T4"> → Téléchargements et choisir « Driver USB Rfid active ».</text:span></text:p>
      <text:p text:style-name="P6">→ Décompresser l'archive puis lancer « CP210x_VCP … <text:s/>.exe », suivre l'installation. Le programmateur est opérationnel.</text:p>
      <text:p text:style-name="P6"/>
      <text:p text:style-name="P3"><text:span text:style-name="T5">2.</text:span><text:span text:style-name="T4"> Il faut le logiciel ERW qui va permettre d'activer et de paramétrer les badges, (Windows Uniquement) télécharger ce logiciel sur </text:span><text:span text:style-name="T3">ela.fr</text:span></text:p>
      <text:p text:style-name="P6">→ Téléchargements et choisir « Soft ERW v4.4.4 ».</text:p>
      <text:p text:style-name="P6">→ Lancer « ERWSetup4.4.4 », suivre l'installation. Le logiciel est opérationnel. </text:p>
      <text:p text:style-name="P6"/>
      <text:p text:style-name="P3"><text:span text:style-name="T5">3.</text:span><text:span text:style-name="T4"> Lancer le logiciel ERW,</text:span><text:span text:style-name="T4"> au préalable → Configuration → Port Série, mettre « COM4 ». (COM de la prise USB utilisé</text:span><text:span text:style-name="T4">e</text:span><text:span text:style-name="T4">).</text:span></text:p>
      <text:p text:style-name="P6"/>
      <text:p text:style-name="P3"><text:span text:style-name="T5">4.</text:span><text:span text:style-name="T4"> « Lecture » puis « Synchroniser ». Modifier les informations (numéro, activation du tag, cycle d'émission...)</text:span></text:p>
      <text:p text:style-name="P10"><draw:frame draw:style-name="fr2" draw:name="images7" text:anchor-type="paragraph" svg:x="-0.072cm" svg:y="0.106cm" svg:width="0.663cm" svg:height="0.721cm" draw:z-index="7"><draw:image xlink:href="Pictures/10000201000001000000010049508660.png" xlink:type="simple" xlink:show="embed" xlink:actuate="onLoad"/></draw:frame></text:p>
      <text:p text:style-name="P6"><text:s/>Penser à cocher la case « activation »</text:p>
      <text:p text:style-name="P10"><draw:frame draw:style-name="fr2" draw:name="images9" text:anchor-type="paragraph" svg:x="-0.072cm" svg:y="0.053cm" svg:width="0.637cm" svg:height="0.732cm" draw:z-index="8"><draw:image xlink:href="Pictures/10000201000001000000010018CEA15C.png" xlink:type="simple" xlink:show="embed" xlink:actuate="onLoad"/></draw:frame></text:p>
      <text:p text:style-name="P6"><text:s/>Les informations à mettre sont les suivantes :</text:p>
      <text:p text:style-name="P6"><text:tab/>1. identifiant</text:p>
      <text:p text:style-name="P6"><text:tab/>2. checksum 0</text:p>
      <text:p text:style-name="P6"><text:tab/>3. cycle d'émission 1,3 sec</text:p>
      <text:p text:style-name="P6"><text:tab/>4. Activation cochée</text:p>
      <text:p text:style-name="P6"><text:tab/>5. format trame (12b Id + 12b MVT)</text:p>
      <text:p text:style-name="P6"><text:tab/>6. longueur checksum 16 bits</text:p>
      <text:p text:style-name="P6"><text:tab/>7. impression étiquette décochée</text:p>
      <text:p text:style-name="P6"/>
      <text:p text:style-name="P3"><text:span text:style-name="T5">5.</text:span><text:span text:style-name="T4"> Pour enregistrer les modifications : cliquer sur « Ecrire »</text:span></text:p>
      <text:p text:style-name="P6"/>
      <text:p text:style-name="P3"><text:span text:style-name="T5">6.</text:span><text:span text:style-name="T4"> Pour vérifier les changements, refaire comme à l'étape 4 : « Lecture » puis « Synchroniser »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6T10:01:03.06</meta:creation-date>
    <dc:date>2013-01-28T14:40:43.76</dc:date>
    <meta:editing-duration>PT1H9M33S</meta:editing-duration>
    <meta:editing-cycles>6</meta:editing-cycles>
    <meta:generator>OpenOffice.org/3.3$Win32 OpenOffice.org_project/330m20$Build-9567</meta:generator>
    <meta:document-statistic meta:table-count="0" meta:image-count="10" meta:object-count="0" meta:page-count="2" meta:paragraph-count="41" meta:word-count="416" meta:character-count="2513"/>
  </office:meta>
</office:document-meta>
</file>